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333333" draw:textarea-horizontal-align="justify" draw:textarea-vertical-align="middle" draw:auto-grow-height="false" fo:min-height="7.37cm" fo:min-width="1.088cm"/>
    </style:style>
    <style:style style:name="gr2" style:family="graphic" style:parent-style-name="standard">
      <style:graphic-properties svg:stroke-color="#333333" draw:fill-color="#333333" draw:textarea-horizontal-align="justify" draw:textarea-vertical-align="middle" draw:auto-grow-height="false" fo:min-height="3.877cm" fo:min-width="14.105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702cm" fo:min-width="2.992cm"/>
    </style:style>
    <style:style style:name="gr4" style:family="graphic" style:parent-style-name="standard">
      <style:graphic-properties svg:stroke-color="#cccccc" draw:fill-color="#000000" draw:textarea-horizontal-align="justify" draw:textarea-vertical-align="middle" draw:auto-grow-height="false" fo:min-height="1.02cm" fo:min-width="2.04cm"/>
      <style:paragraph-properties style:writing-mode="lr-tb"/>
    </style:style>
    <style:style style:name="gr5" style:family="graphic" style:parent-style-name="standard">
      <style:graphic-properties svg:stroke-color="#999999" draw:fill-color="#b2b2b2" draw:textarea-horizontal-align="justify" draw:textarea-vertical-align="middle" draw:auto-grow-height="false" fo:min-height="1.337cm" fo:min-width="2.04cm"/>
      <style:paragraph-properties style:writing-mode="lr-tb"/>
    </style:style>
    <style:style style:name="gr6" style:family="graphic" style:parent-style-name="standard">
      <style:graphic-properties svg:stroke-width="0.081cm" svg:stroke-color="#00a933" draw:marker-start-width="0.321cm" draw:marker-end-width="0.321cm" draw:textarea-vertical-align="middle" fo:padding-top="0.165cm" fo:padding-bottom="0.165cm" fo:padding-left="0.29cm" fo:padding-right="0.29cm"/>
      <style:paragraph-properties style:writing-mode="lr-tb"/>
    </style:style>
    <style:style style:name="gr7" style:family="graphic" style:parent-style-name="objectwithoutfill">
      <style:graphic-properties svg:stroke-width="0.212cm" svg:stroke-color="#00a933" draw:marker-start-width="0.518cm" draw:marker-end-width="0.5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067cm" fo:min-width="1.405cm"/>
      <style:paragraph-properties style:writing-mode="lr-tb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3.243cm" fo:min-width="3.3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ff0000" draw:fill-color="#ff0000" draw:textarea-horizontal-align="justify" draw:textarea-vertical-align="middle" draw:auto-grow-height="false" fo:min-height="1.02cm" fo:min-width="1.08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85cm" fo:min-width="2.04cm"/>
      <style:paragraph-properties style:writing-mode="lr-tb"/>
    </style:style>
    <style:style style:name="gr13" style:family="graphic" style:parent-style-name="standard">
      <style:graphic-properties draw:stroke="dash" draw:stroke-dash="Long_20_Dot" svg:stroke-linecap="butt" draw:fill="none" loext:fill-use-slide-background="false" draw:textarea-horizontal-align="justify" draw:textarea-vertical-align="middle" draw:auto-grow-height="false" fo:min-height="0.702cm" fo:min-width="1.517cm"/>
      <style:paragraph-properties style:writing-mode="lr-tb"/>
    </style:style>
    <style:style style:name="gr14" style:family="graphic" style:parent-style-name="objectwithoutfill">
      <style:graphic-properties svg:stroke-width="0.212cm" svg:stroke-color="#55308d" draw:marker-start-width="0.518cm" draw:marker-end-width="0.5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15" style:family="graphic" style:parent-style-name="standard">
      <style:graphic-properties svg:stroke-width="0.081cm" svg:stroke-color="#55308d" draw:marker-start-width="0.322cm" draw:marker-end-width="0.322cm" draw:textarea-vertical-align="middle" fo:padding-top="0.166cm" fo:padding-bottom="0.166cm" fo:padding-left="0.291cm" fo:padding-right="0.291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863cm" fo:min-width="2.993cm"/>
      <style:paragraph-properties style:writing-mode="lr-tb"/>
    </style:style>
    <style:style style:name="gr17" style:family="graphic" style:parent-style-name="standard">
      <style:graphic-properties svg:stroke-color="#cccccc" draw:fill-color="#cccccc" draw:textarea-horizontal-align="justify" draw:textarea-vertical-align="middle" draw:auto-grow-height="false" fo:min-height="0.199cm" fo:min-width="0cm"/>
    </style:style>
    <style:style style:name="gr18" style:family="graphic" style:parent-style-name="standard">
      <style:graphic-properties svg:stroke-color="#ff0000" draw:fill-color="#000000" draw:textarea-horizontal-align="justify" draw:textarea-vertical-align="middle" draw:auto-grow-height="false" fo:min-height="0.199cm" fo:min-width="0cm"/>
      <style:paragraph-properties style:writing-mode="lr-tb"/>
    </style:style>
    <style:style style:name="gr19" style:family="graphic" style:parent-style-name="objectwithoutfill">
      <style:graphic-properties draw:marker-end="Arrowheads_20_1" draw:marker-end-width="0.3cm" draw:fill="none" draw:textarea-vertical-align="middle"/>
    </style:style>
    <style:style style:name="gr20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02cm" fo:min-width="2.04cm"/>
      <style:paragraph-properties style:writing-mode="lr-tb"/>
    </style:style>
    <style:style style:name="gr2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702cm" fo:min-width="3.326cm"/>
      <style:paragraph-properties style:writing-mode="lr-tb"/>
    </style:style>
    <style:style style:name="gr22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1.02cm" fo:min-width="0.77cm"/>
      <style:paragraph-properties style:writing-mode="lr-tb"/>
    </style:style>
    <style:style style:name="gr24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dash" draw:stroke-dash="Long_20_Dot" svg:stroke-linecap="butt" draw:fill="none" loext:fill-use-slide-background="false" draw:textarea-horizontal-align="justify" draw:textarea-vertical-align="middle" draw:auto-grow-height="false" fo:min-height="0.702cm" fo:min-width="1.61cm"/>
      <style:paragraph-properties style:writing-mode="lr-tb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-color="#ff0000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000000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cccccc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88cm" svg:height="7.62cm" svg:x="20.797cm" svg:y="9.5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88cm" svg:height="7.62cm" svg:x="8.732cm" svg:y="9.5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605cm" svg:height="4.127cm" svg:x="8.097cm" svg:y="11.315cm">
          <text:p text:style-name="P2">MAPP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2cm" svg:height="0.952cm" svg:x="7.78cm" svg:y="17.1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2cm" svg:height="0.952cm" svg:x="7.78cm" svg:y="8.6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2cm" svg:height="0.952cm" svg:x="19.845cm" svg:y="8.6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492cm" svg:height="0.952cm" svg:x="19.845cm" svg:y="17.1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2.54cm" svg:height="1.27cm" svg:x="17.622cm" svg:y="15.6cm">
          <text:p text:style-name="P2">Jetson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2.54cm" svg:height="1.587cm" svg:x="14.765cm" svg:y="9.568cm">
          <text:p text:style-name="P2">Project Box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622cm" svg:y1="16.235cm" svg:x2="14.765cm" svg:y2="10.361cm" draw:start-shape="id1" draw:start-glue-point="3" draw:end-shape="id2" draw:end-glue-point="3" svg:d="M17622 16235h-3358v-5874h501" svg:viewBox="0 0 3359 5875">
          <text:p text:style-name="P2"/>
        </draw:connector>
        <draw:line draw:style-name="gr7" draw:text-style-name="P5" draw:layer="layout" svg:x1="3.652cm" svg:y1="3.535cm" svg:x2="6.192cm" svg:y2="3.535cm">
          <text:p text:style-name="P2"/>
          <text:p text:style-name="P2"><text:span text:style-name="T1">USB</text:span></text:p>
        </draw:line>
        <draw:custom-shape draw:style-name="gr8" draw:text-style-name="P6" xml:id="id3" draw:id="id3" draw:layer="layout" svg:width="1.905cm" svg:height="0.317cm" svg:x="7.145cm" svg:y="10.838cm">
          <text:p text:style-name="P2"><text:span text:style-name="T2">WIFI</text:span></text:p>
          <draw:enhanced-geometry svg:viewBox="0 0 21600 21600" draw:type="rectangle" draw:enhanced-path="M 0 0 L 21600 0 21600 21600 0 21600 0 0 Z N"/>
        </draw:custom-shape>
        <draw:connector draw:style-name="gr6" draw:text-style-name="P2" xml:id="id11" draw:id="id11" draw:layer="layout" svg:x1="9.05cm" svg:y1="10.996cm" svg:x2="14.765cm" svg:y2="10.361cm" draw:start-shape="id3" draw:start-glue-point="1" svg:d="M9050 10996h3108v-635h2607" svg:viewBox="0 0 5716 636">
          <text:p/>
        </draw:connector>
        <draw:custom-shape draw:style-name="gr9" draw:text-style-name="P5" draw:layer="layout" svg:width="3.81cm" svg:height="3.493cm" svg:x="14.447cm" svg:y="2.582cm">
          <text:p/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14.765cm" svg:y1="9.568cm" svg:x2="14.447cm" svg:y2="6.075cm">
          <text:p/>
        </draw:line>
        <draw:line draw:style-name="gr10" draw:text-style-name="P5" draw:layer="layout" svg:x1="17.305cm" svg:y1="9.568cm" svg:x2="18.257cm" svg:y2="6.075cm">
          <text:p/>
        </draw:line>
        <draw:custom-shape draw:style-name="gr11" draw:text-style-name="P7" xml:id="id6" draw:id="id6" draw:layer="layout" svg:width="1.588cm" svg:height="1.27cm" svg:x="16.352cm" svg:y="2.9cm">
          <text:p text:style-name="P2"><text:span text:style-name="T3">RTK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xml:id="id5" draw:id="id5" draw:layer="layout" svg:width="2.54cm" svg:height="0.635cm" svg:x="14.765cm" svg:y="5.44cm">
          <text:p text:style-name="P2"><text:span text:style-name="T1">USB HUB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3.494cm" svg:y1="5.916cm" svg:x2="14.765cm" svg:y2="5.757cm" draw:start-shape="id4" draw:start-glue-point="1" draw:end-shape="id5" svg:d="M13494 5916h635v-159h636" svg:viewBox="0 0 1272 160">
          <text:p/>
        </draw:connector>
        <draw:connector draw:style-name="gr6" draw:text-style-name="P2" draw:layer="layout" svg:x1="17.146cm" svg:y1="4.17cm" svg:x2="16.035cm" svg:y2="5.44cm" draw:start-shape="id6" draw:start-glue-point="2" draw:end-shape="id5" draw:end-glue-point="0" svg:d="M17146 4170v635h-1111v635" svg:viewBox="0 0 1112 1271">
          <text:p/>
        </draw:connector>
        <draw:connector draw:style-name="gr6" draw:text-style-name="P2" draw:layer="layout" svg:x1="13.495cm" svg:y1="3.058cm" svg:x2="16.035cm" svg:y2="5.44cm" draw:start-shape="id7" draw:start-glue-point="1" draw:end-shape="id5" draw:end-glue-point="0" svg:d="M13495 3058h2540v2382" svg:viewBox="0 0 2541 2383">
          <text:p/>
        </draw:connector>
        <draw:custom-shape draw:style-name="gr13" draw:text-style-name="P9" xml:id="id7" draw:id="id7" draw:layer="layout" svg:width="2.017cm" svg:height="0.952cm" svg:x="11.478cm" svg:y="2.582cm">
          <text:p text:style-name="P8"><text:span text:style-name="T1">To WIFI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4" draw:id="id4" draw:layer="layout" svg:width="2.017cm" svg:height="0.952cm" svg:x="11.477cm" svg:y="5.44cm">
          <text:p text:style-name="P8"><text:span text:style-name="T1">From Jetson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xml:id="id8" draw:id="id8" draw:layer="layout" svg:width="2.017cm" svg:height="0.952cm" svg:x="11.477cm" svg:y="3.535cm">
          <text:p text:style-name="P8"><text:span text:style-name="T1">To ZED Camera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3.494cm" svg:y1="4.011cm" svg:x2="16.035cm" svg:y2="5.44cm" draw:start-shape="id8" draw:start-glue-point="1" draw:end-shape="id5" draw:end-glue-point="0" svg:d="M13494 4011h2541v1429" svg:viewBox="0 0 2542 1430">
          <text:p/>
        </draw:connector>
        <draw:custom-shape draw:style-name="gr13" draw:text-style-name="P9" xml:id="id9" draw:id="id9" draw:layer="layout" svg:width="2.017cm" svg:height="0.952cm" svg:x="11.478cm" svg:y="4.488cm">
          <text:p text:style-name="P8"><text:span text:style-name="T1">To RMP</text:span></text:p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3.652cm" svg:y1="4.487cm" svg:x2="6.192cm" svg:y2="4.487cm">
          <text:p text:style-name="P2"/>
          <text:p text:style-name="P2"><text:span text:style-name="T1">UART</text:span></text:p>
        </draw:line>
        <draw:connector draw:style-name="gr15" draw:text-style-name="P2" draw:layer="layout" draw:line-skew="0cm 0.184cm" svg:x1="13.495cm" svg:y1="4.964cm" svg:x2="16.035cm" svg:y2="5.44cm" draw:start-shape="id9" draw:start-glue-point="1" draw:end-shape="id5" draw:end-glue-point="0" svg:d="M13495 4964h635v158h1905v318" svg:viewBox="0 0 2541 477">
          <text:p/>
        </draw:connector>
        <draw:custom-shape draw:style-name="gr16" draw:text-style-name="P10" xml:id="id10" draw:id="id10" draw:layer="layout" svg:width="3.493cm" svg:height="1.113cm" draw:transform="rotate (-1.5707963267949) translate (23.815cm 11.472cm)">
          <text:p text:style-name="P8"><text:span text:style-name="T1">ZED Camera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17.305cm" svg:y1="10.361cm" svg:x2="22.702cm" svg:y2="13.218cm" draw:start-shape="id2" draw:start-glue-point="1" draw:end-shape="id10" draw:end-glue-point="2" svg:d="M17305 10361h2699v2857h2698" svg:viewBox="0 0 5398 2858">
          <text:p/>
        </draw:connector>
        <draw:connector draw:style-name="gr15" draw:text-style-name="P2" draw:layer="layout" draw:line-skew="0cm -1.722cm" svg:x1="14.765cm" svg:y1="10.361cm" svg:x2="8.415cm" svg:y2="12.742cm" draw:start-shape="id11" draw:start-glue-point="3" draw:end-shape="id12" draw:end-glue-point="6" svg:d="M14765 10361v-541h-8574v2922h2224" svg:viewBox="0 0 8575 2923">
          <text:p/>
        </draw:connector>
        <draw:custom-shape draw:style-name="gr17" draw:text-style-name="P11" xml:id="id12" draw:id="id12" draw:layer="layout" svg:width="0.635cm" svg:height="0.635cm" svg:x="8.415cm" svg:y="1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635cm" svg:height="0.635cm" svg:x="8.415cm" svg:y="14.012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5" draw:layer="layout" svg:x1="6.192cm" svg:y1="15.282cm" svg:x2="8.415cm" svg:y2="14.33cm">
          <text:p/>
        </draw:line>
        <draw:custom-shape draw:style-name="gr20" draw:text-style-name="P5" draw:layer="layout" svg:width="2.54cm" svg:height="0.952cm" svg:x="3.986cm" svg:y="14.811cm">
          <text:p text:style-name="P2"><text:span text:style-name="T3">Power</text:span></text:p>
          <draw:enhanced-geometry svg:viewBox="0 0 21600 21600" draw:type="rectangle" draw:enhanced-path="M 0 0 L 21600 0 21600 21600 0 21600 0 0 Z N"/>
        </draw:custom-shape>
        <draw:line draw:style-name="gr19" draw:text-style-name="P5" draw:layer="layout" svg:x1="6.192cm" svg:y1="13.694cm" svg:x2="8.415cm" svg:y2="12.742cm">
          <text:p/>
        </draw:line>
        <draw:custom-shape draw:style-name="gr21" draw:text-style-name="P5" draw:layer="layout" svg:width="3.826cm" svg:height="0.952cm" svg:x="2.7cm" svg:y="13.223cm">
          <text:p text:style-name="P2"><text:span text:style-name="T3">8-pin Aircraft Connector</text:span></text:p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3.652cm" svg:y1="5.44cm" svg:x2="6.192cm" svg:y2="5.44cm">
          <text:p text:style-name="P2"/>
          <text:p text:style-name="P2"><text:span text:style-name="T1">GPS Antenna</text:span></text:p>
        </draw:line>
        <draw:custom-shape draw:style-name="gr23" draw:text-style-name="P3" xml:id="id14" draw:id="id14" draw:layer="layout" svg:width="1.27cm" svg:height="1.27cm" svg:x="7.78cm" svg:y="7.027cm">
          <text:p text:style-name="P2"><text:span text:style-name="T4">GPS</text:span></text:p>
          <text:p text:style-name="P2"><text:span text:style-name="T4">Ant.</text:span>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svg:x1="17.94cm" svg:y1="3.535cm" svg:x2="19.527cm" svg:y2="3.376cm" draw:start-shape="id6" draw:start-glue-point="1" draw:end-shape="id13" draw:end-glue-point="3" svg:d="M17940 3535h794v-159h793" svg:viewBox="0 0 1588 160">
          <text:p/>
        </draw:connector>
        <draw:custom-shape draw:style-name="gr25" draw:text-style-name="P9" xml:id="id13" draw:id="id13" draw:layer="layout" svg:width="2.11cm" svg:height="0.952cm" svg:x="19.527cm" svg:y="2.9cm">
          <text:p text:style-name="P8"><text:span text:style-name="T1">To GPS</text:span></text:p>
          <draw:enhanced-geometry svg:viewBox="0 0 21600 21600" draw:type="rectangle" draw:enhanced-path="M 0 0 L 21600 0 21600 21600 0 21600 0 0 Z N"/>
        </draw:custom-shape>
        <draw:connector draw:style-name="gr24" draw:text-style-name="P2" draw:layer="layout" svg:x1="9.05cm" svg:y1="7.662cm" svg:x2="16.035cm" svg:y2="9.568cm" draw:start-shape="id14" draw:start-glue-point="1" draw:end-shape="id2" draw:end-glue-point="0" svg:d="M9050 7662h6985v1906" svg:viewBox="0 0 6986 1907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10:31:11.047567936</meta:creation-date>
    <dc:date>2023-06-16T11:30:27.828001938</dc:date>
    <meta:editing-duration>PT59M17S</meta:editing-duration>
    <meta:editing-cycles>1</meta:editing-cycles>
    <meta:document-statistic meta:object-count="42"/>
    <meta:generator>LibreOffice/7.4.6.2$Linux_X86_64 LibreOffice_project/40$Build-2</meta:generator>
  </office:meta>
</office:document-meta>
</file>